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658aba" style:font-name="Courier New1" fo:font-size="12pt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"/></text:p>
      <text:p text:style-name="Standard"/>
      <text:p text:style-name="Standard"><text:s text:c="8"/><text:span text:style-name="T2">Work need to be done:</text:span><text:span text:style-name="T3">-</text:span></text:p>
      <text:p text:style-name="Standard"/>
      <text:p text:style-name="Standard">1)Nedd to check the "Search webservice" as its not giving proper data.</text:p>
      <text:p text:style-name="Standard"/>
      <text:p text:style-name="Standard">-&gt;<text:span text:style-name="T1">Someshwar </text:span>please check:</text:p>
      <text:p text:style-name="P1">ws-products/ws-product-list.php/</text:p>
      <text:p text:style-name="Standard">2)MyCart:-</text:p>
      <text:p text:style-name="Standard">-&gt;<text:span text:style-name="T1">Namrata:- </text:span>Webservice parameter mapping need to be done</text:p>
      <text:p text:style-name="Standard"/>
      <text:p text:style-name="Standard">3)OrderNow:-</text:p>
      <text:p text:style-name="Standard"><text:s text:c="2"/>Need to check the scenario and webservice also.</text:p>
      <text:p text:style-name="Standard"/>
      <text:p text:style-name="Standard">4)MyCart:</text:p>
      <text:p text:style-name="Standard"><text:s/>-CheckOut:-need to check webservice both from backend and front end</text:p>
      <text:p text:style-name="Standard"/>
      <text:p text:style-name="Standard">5)CMS pages are not working:-</text:p>
      <text:p text:style-name="Standard"/>
      <text:p text:style-name="Standard">- <text:s/>About Us</text:p>
      <text:p text:style-name="Standard">- <text:s/>Contact Us</text:p>
      <text:p text:style-name="Standard">- <text:s/>Terms and Conditions</text:p>
      <text:p text:style-name="Standard"/>
      <text:p text:style-name="Standard">6)Register:-</text:p>
      <text:p text:style-name="Standard">- need to check city(autocompleteText) which is not working proper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0M42S</meta:editing-duration>
    <meta:editing-cycles>4</meta:editing-cycles>
    <meta:generator>OpenOffice/4.1.1$Win32 OpenOffice.org_project/411m6$Build-9775</meta:generator>
    <dc:date>2019-11-21T15:00:00.51</dc:date>
    <meta:document-statistic meta:table-count="0" meta:image-count="0" meta:object-count="0" meta:page-count="1" meta:paragraph-count="17" meta:word-count="76" meta:character-count="521"/>
    <meta:user-defined meta:name="Info 1"/>
    <meta:user-defined meta:name="Info 2"/>
    <meta:user-defined meta:name="Info 3"/>
    <meta:user-defined meta:name="Info 4"/>
  </office:meta>
</office:document-meta>
</file>